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29in" svg:height="3.5413in" svg:x="2.8075in" svg:y="4.2374in">
            <draw:object draw:notify-on-update-of-ranges="Sheet1.A26:Sheet1.A41 Sheet1.B26:Sheet1.B4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29in" svg:height="3.5413in" svg:x="3.111in" svg:y="0.163in">
            <draw:object draw:notify-on-update-of-ranges="Sheet1.A2:Sheet1.A17 Sheet1.B2:Sheet1.B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29in" svg:height="3.5413in" svg:x="16.0862in" svg:y="0.3035in">
            <draw:object draw:notify-on-update-of-ranges="Sheet1.C2:Sheet1.C17 Sheet1.A2:Sheet1.A1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8.9945in" svg:height="3.9449in" svg:x="2.9571in" svg:y="11.8878in">
            <draw:object draw:notify-on-update-of-ranges="Sheet1.A56:Sheet1.A56 Sheet1.B57:Sheet1.B73 Sheet1.A57:Sheet1.A73 Sheet1.E56:Sheet1.E56 Sheet1.F57:Sheet1.F65 Sheet1.E57:Sheet1.E65 Sheet1.I56:Sheet1.I56 Sheet1.J57:Sheet1.J67 Sheet1.I57:Sheet1.I6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>
            <text:p>MST Heuristic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" office:value-type="string">
            <text:p><text:s/>1.0e-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.1">
            <text:p>5.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8">
            <text:p>8.8</text:p>
          </table:table-cell>
          <table:table-cell table:style-name="ce1" office:value-type="string">
            <text:p><text:s/>2.0e-3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.5">
            <text:p>11.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.9">
            <text:p>26.9</text:p>
          </table:table-cell>
          <table:table-cell table:style-name="ce1" office:value-type="string">
            <text:p><text:s/>2.1e-2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1.9">
            <text:p>41.9</text:p>
          </table:table-cell>
          <table:table-cell table:style-name="ce1" office:value-type="string">
            <text:p><text:s/>3.5e-2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4.2">
            <text:p>64.2</text:p>
          </table:table-cell>
          <table:table-cell table:style-name="ce1" office:value-type="string">
            <text:p><text:s/>4.6e-2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2.1">
            <text:p>122.1</text:p>
          </table:table-cell>
          <table:table-cell table:style-name="ce1" office:value-type="string">
            <text:p><text:s/>9.2e-2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0.5">
            <text:p>90.5</text:p>
          </table:table-cell>
          <table:table-cell office:value-type="float" office:value="0.179">
            <text:p>0.179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34.1">
            <text:p>734.1</text:p>
          </table:table-cell>
          <table:table-cell office:value-type="float" office:value="0.62">
            <text:p>0.62</text:p>
          </table:table-cell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45.9">
            <text:p>245.9</text:p>
          </table:table-cell>
          <table:table-cell office:value-type="float" office:value="0.289">
            <text:p>0.289</text:p>
          </table:table-cell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43.3">
            <text:p>443.3</text:p>
          </table:table-cell>
          <table:table-cell office:value-type="float" office:value="0.763">
            <text:p>0.763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54.8">
            <text:p>654.8</text:p>
          </table:table-cell>
          <table:table-cell office:value-type="float" office:value="1.268">
            <text:p>1.268</text:p>
          </table:table-cell>
          <table:table-cell table:number-columns-repeated="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541.9">
            <text:p>2541.9</text:p>
          </table:table-cell>
          <table:table-cell office:value-type="float" office:value="5.237">
            <text:p>5.237</text:p>
          </table:table-cell>
          <table:table-cell table:number-columns-repeated="7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>
            <text:p>Large Triangle Heuisti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.9">
            <text:p>27.9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3.3">
            <text:p>193.3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45.1">
            <text:p>545.1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48.8">
            <text:p>1448.8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995.8">
            <text:p>3995.8</text:p>
          </table:table-cell>
          <table:table-cell table:number-columns-repeated="8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076">
            <text:p>10076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0580.6">
            <text:p>70580.6</text:p>
          </table:table-cell>
          <table:table-cell table:number-columns-repeated="8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6562.5">
            <text:p>106562.5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9547">
            <text:p>559547</text:p>
          </table:table-cell>
          <table:table-cell table:number-columns-repeated="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32155.5">
            <text:p>732155.5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019899.9">
            <text:p>9019899.9</text:p>
          </table:table-cell>
          <table:table-cell table:number-columns-repeated="8"/>
        </table:table-row>
        <table:table-row table:style-name="ro2" table:number-rows-repeated="12">
          <table:table-cell table:number-columns-repeated="10"/>
        </table:table-row>
        <table:table-row table:style-name="ro1">
          <table:table-cell office:value-type="string">
            <text:p>Simulated Annealing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1">
          <table:table-cell office:value-type="string">
            <text:p>Linear Cooling Schedule</text:p>
          </table:table-cell>
          <table:table-cell table:number-columns-repeated="3"/>
          <table:table-cell office:value-type="string">
            <text:p>Log Cooling Schedule</text:p>
          </table:table-cell>
          <table:table-cell table:number-columns-repeated="3"/>
          <table:table-cell office:value-type="string">
            <text:p>Wavy Cooling Schedule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190.1055970979">
            <text:p>1190.105597097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153.98611757118">
            <text:p>1153.9861175712</text:p>
          </table:table-cell>
          <table:table-cell table:number-columns-repeated="2"/>
          <table:table-cell office:value-type="float" office:value="905">
            <text:p>905</text:p>
          </table:table-cell>
          <table:table-cell office:value-type="float" office:value="1210.2371335609">
            <text:p>1210.2371335609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1167.1044644262">
            <text:p>1167.1044644262</text:p>
          </table:table-cell>
          <table:table-cell table:number-columns-repeated="2"/>
          <table:table-cell office:value-type="float" office:value="897">
            <text:p>897</text:p>
          </table:table-cell>
          <table:table-cell office:value-type="float" office:value="1153.85839141403">
            <text:p>1153.858391414</text:p>
          </table:table-cell>
          <table:table-cell table:number-columns-repeated="2"/>
          <table:table-cell office:value-type="float" office:value="907">
            <text:p>907</text:p>
          </table:table-cell>
          <table:table-cell office:value-type="float" office:value="1188.82422154893">
            <text:p>1188.8242215489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1158.-835959078</text:p>
          </table:table-cell>
          <table:table-cell table:number-columns-repeated="2"/>
          <table:table-cell office:value-type="float" office:value="901">
            <text:p>901</text:p>
          </table:table-cell>
          <table:table-cell office:value-type="float" office:value="1131.23012893652">
            <text:p>1131.2301289365</text:p>
          </table:table-cell>
          <table:table-cell table:number-columns-repeated="2"/>
          <table:table-cell office:value-type="float" office:value="908">
            <text:p>908</text:p>
          </table:table-cell>
          <table:table-cell office:value-type="float" office:value="1173.70090499228">
            <text:p>1173.7009049923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1151.-1483806446</text:p>
          </table:table-cell>
          <table:table-cell table:number-columns-repeated="2"/>
          <table:table-cell office:value-type="float" office:value="1544">
            <text:p>1544</text:p>
          </table:table-cell>
          <table:table-cell office:value-type="float" office:value="1098.49809266654">
            <text:p>1098.4980926665</text:p>
          </table:table-cell>
          <table:table-cell table:number-columns-repeated="2"/>
          <table:table-cell office:value-type="float" office:value="1574">
            <text:p>1574</text:p>
          </table:table-cell>
          <table:table-cell office:value-type="float" office:value="1168.53001779338">
            <text:p>1168.5300177934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1151.-526266364</text:p>
          </table:table-cell>
          <table:table-cell table:number-columns-repeated="2"/>
          <table:table-cell office:value-type="float" office:value="2371">
            <text:p>2371</text:p>
          </table:table-cell>
          <table:table-cell office:value-type="float" office:value="1082.76055469847">
            <text:p>1082.7605546985</text:p>
          </table:table-cell>
          <table:table-cell table:number-columns-repeated="2"/>
          <table:table-cell office:value-type="float" office:value="1992">
            <text:p>1992</text:p>
          </table:table-cell>
          <table:table-cell office:value-type="float" office:value="1166.1315196957">
            <text:p>1166.1315196957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string">
            <text:p>1103.-936444491</text:p>
          </table:table-cell>
          <table:table-cell table:number-columns-repeated="2"/>
          <table:table-cell office:value-type="float" office:value="4350">
            <text:p>4350</text:p>
          </table:table-cell>
          <table:table-cell office:value-type="float" office:value="1075.32078642669">
            <text:p>1075.3207864267</text:p>
          </table:table-cell>
          <table:table-cell table:number-columns-repeated="2"/>
          <table:table-cell office:value-type="float" office:value="5222">
            <text:p>5222</text:p>
          </table:table-cell>
          <table:table-cell office:value-type="float" office:value="1126.90840929448">
            <text:p>1126.9084092945</text:p>
          </table:table-cell>
        </table:table-row>
        <table:table-row table:style-name="ro1">
          <table:table-cell office:value-type="float" office:value="20236">
            <text:p>20236</text:p>
          </table:table-cell>
          <table:table-cell office:value-type="string">
            <text:p>1089.-1031319629</text:p>
          </table:table-cell>
          <table:table-cell table:number-columns-repeated="2"/>
          <table:table-cell office:value-type="float" office:value="4354">
            <text:p>4354</text:p>
          </table:table-cell>
          <table:table-cell office:value-type="float" office:value="1030.18784622042">
            <text:p>1030.1878462204</text:p>
          </table:table-cell>
          <table:table-cell table:number-columns-repeated="2"/>
          <table:table-cell office:value-type="float" office:value="9440">
            <text:p>9440</text:p>
          </table:table-cell>
          <table:table-cell office:value-type="float" office:value="1112.23772693373">
            <text:p>1112.2377269337</text:p>
          </table:table-cell>
        </table:table-row>
        <table:table-row table:style-name="ro1">
          <table:table-cell office:value-type="float" office:value="27201">
            <text:p>27201</text:p>
          </table:table-cell>
          <table:table-cell office:value-type="float" office:value="1072.1812427071">
            <text:p>1072.1812427071</text:p>
          </table:table-cell>
          <table:table-cell table:number-columns-repeated="2"/>
          <table:table-cell office:value-type="float" office:value="5181">
            <text:p>5181</text:p>
          </table:table-cell>
          <table:table-cell office:value-type="float" office:value="987.996853684164">
            <text:p>987.9968536842</text:p>
          </table:table-cell>
          <table:table-cell table:number-columns-repeated="2"/>
          <table:table-cell office:value-type="float" office:value="9441">
            <text:p>9441</text:p>
          </table:table-cell>
          <table:table-cell office:value-type="float" office:value="1078.85435577563">
            <text:p>1078.8543557756</text:p>
          </table:table-cell>
        </table:table-row>
        <table:table-row table:style-name="ro1">
          <table:table-cell office:value-type="float" office:value="56977">
            <text:p>56977</text:p>
          </table:table-cell>
          <table:table-cell office:value-type="string">
            <text:p>1059.-337489830</text:p>
          </table:table-cell>
          <table:table-cell table:number-columns-repeated="2"/>
          <table:table-cell office:value-type="float" office:value="5185">
            <text:p>5185</text:p>
          </table:table-cell>
          <table:table-cell office:value-type="float" office:value="986.696152475052">
            <text:p>986.6961524751</text:p>
          </table:table-cell>
          <table:table-cell table:number-columns-repeated="2"/>
          <table:table-cell office:value-type="float" office:value="22444">
            <text:p>22444</text:p>
          </table:table-cell>
          <table:table-cell office:value-type="float" office:value="1063.91651558299">
            <text:p>1063.916515583</text:p>
          </table:table-cell>
        </table:table-row>
        <table:table-row table:style-name="ro1">
          <table:table-cell office:value-type="float" office:value="56978">
            <text:p>56978</text:p>
          </table:table-cell>
          <table:table-cell office:value-type="string">
            <text:p>1057.-1694923170</text:p>
          </table:table-cell>
          <table:table-cell table:number-columns-repeated="6"/>
          <table:table-cell office:value-type="float" office:value="40738">
            <text:p>40738</text:p>
          </table:table-cell>
          <table:table-cell office:value-type="float" office:value="997.293659936173">
            <text:p>997.2936599362</text:p>
          </table:table-cell>
        </table:table-row>
        <table:table-row table:style-name="ro1">
          <table:table-cell office:value-type="float" office:value="65614">
            <text:p>65614</text:p>
          </table:table-cell>
          <table:table-cell office:value-type="string">
            <text:p>1057.-502966977</text:p>
          </table:table-cell>
          <table:table-cell table:number-columns-repeated="6"/>
          <table:table-cell office:value-type="float" office:value="448544">
            <text:p>448544</text:p>
          </table:table-cell>
          <table:table-cell office:value-type="float" office:value="984.919859666988">
            <text:p>984.919859667</text:p>
          </table:table-cell>
        </table:table-row>
        <table:table-row table:style-name="ro1">
          <table:table-cell office:value-type="float" office:value="65615">
            <text:p>65615</text:p>
          </table:table-cell>
          <table:table-cell office:value-type="string">
            <text:p>1048.-362334332</text:p>
          </table:table-cell>
          <table:table-cell table:number-columns-repeated="8"/>
        </table:table-row>
        <table:table-row table:style-name="ro1">
          <table:table-cell office:value-type="float" office:value="93146">
            <text:p>93146</text:p>
          </table:table-cell>
          <table:table-cell office:value-type="float" office:value="1047.240511587">
            <text:p>1047.240511587</text:p>
          </table:table-cell>
          <table:table-cell table:number-columns-repeated="8"/>
        </table:table-row>
        <table:table-row table:style-name="ro1">
          <table:table-cell office:value-type="float" office:value="113832">
            <text:p>113832</text:p>
          </table:table-cell>
          <table:table-cell office:value-type="string">
            <text:p>1040.-115830422</text:p>
          </table:table-cell>
          <table:table-cell table:number-columns-repeated="8"/>
        </table:table-row>
        <table:table-row table:style-name="ro1">
          <table:table-cell office:value-type="float" office:value="118298">
            <text:p>118298</text:p>
          </table:table-cell>
          <table:table-cell office:value-type="float" office:value="1028.83082954">
            <text:p>1028.83082954</text:p>
          </table:table-cell>
          <table:table-cell table:number-columns-repeated="8"/>
        </table:table-row>
        <table:table-row table:style-name="ro1">
          <table:table-cell office:value-type="float" office:value="148290">
            <text:p>148290</text:p>
          </table:table-cell>
          <table:table-cell office:value-type="float" office:value="1021.1281776426">
            <text:p>1021.1281776426</text:p>
          </table:table-cell>
          <table:table-cell table:number-columns-repeated="8"/>
        </table:table-row>
        <table:table-row table:style-name="ro1">
          <table:table-cell office:value-type="float" office:value="154903">
            <text:p>154903</text:p>
          </table:table-cell>
          <table:table-cell office:value-type="float" office:value="974.1026765883">
            <text:p>974.102676588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0" number:min-integer-digits="1" number:min-exponent-digits="3"/>
    </number:number-style>
    <number:number-style style:name="N122">
      <number:scientific-number number:decimal-places="0" number:min-integer-digits="1" number:min-exponent-digits="2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22:21:16</meta:creation-date>
    <dc:date>2015-01-29T01:32:23</dc:date>
    <meta:editing-duration>PT3H46M37S</meta:editing-duration>
    <meta:editing-cycles>6</meta:editing-cycles>
    <meta:generator>LibreOffice/3.5$Linux_X86_64 LibreOffice_project/350m1$Build-2</meta:generator>
    <meta:document-statistic meta:table-count="3" meta:cell-count="16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scientific-number number:decimal-places="0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 chart:regression-type="exponential"/>
    </style:style>
    <style:style style:name="ch4" style:family="chart" style:data-style-name="N0">
      <style:chart-properties chart:display-label="true" chart:logarithmic="false" chart:minimum="1" chart:maximum="4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2">
      <style:chart-properties chart:display-label="true" chart:logarithmic="true" chart:minimum="1" chart:maximum="1E+016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symbol-type="named-symbol" chart:symbol-name="square" chart:symbol-width="0.25cm" chart:symbol-height="0.25cm" chart:regression-type="exponential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5cm" svg:height="8.996cm" xlink:href=".." xlink:type="simple" chart:class="chart:scatter" chart:style-name="ch1">
        <chart:title svg:x="1.321cm" svg:y="0.314cm" chart:style-name="ch2">
          <text:p>AStar for TSP - Expanded Nodes vs Problem Size (Bad Heuristic)
</text:p>
        </chart:title>
        <chart:plot-area chart:style-name="ch3" table:cell-range-address="Sheet1.A26:Sheet1.B41" svg:x="1.313cm" svg:y="2.186cm" svg:width="14.034cm" svg:height="5.667cm">
          <chartooo:coordinate-region svg:x="2.587cm" svg:y="2.381cm" svg:width="12.76cm" svg:height="4.833cm"/>
          <chart:axis chart:dimension="x" chart:name="primary-x" chart:style-name="ch4">
            <chart:title svg:x="7.091cm" svg:y="8.033cm" chart:style-name="ch5">
              <text:p>Number of Cities</text:p>
            </chart:title>
          </chart:axis>
          <chart:axis chart:dimension="y" chart:name="primary-y" chart:style-name="ch6">
            <chart:title svg:x="0.451cm" svg:y="7.114cm" chart:style-name="ch7">
              <text:p>Number of Nodes Generated</text:p>
            </chart:title>
            <chart:grid chart:style-name="ch8" chart:class="major"/>
          </chart:axis>
          <chart:series chart:style-name="ch9" chart:values-cell-range-address="Sheet1.B26:Sheet1.B41" chart:class="chart:scatter">
            <chart:domain table:cell-range-address="Sheet1.A26:Sheet1.A41"/>
            <chart:regression-curve chart:style-name="ch10">
              <chart:equation chart:display-r-square="true"/>
            </chart:regression-curve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6:Sheet1.A41</svg:desc>
                </draw:g>
              </table:table-cell>
              <table:table-cell office:value-type="float" office:value="0">
                <text:p>0</text:p>
                <draw:g>
                  <svg:desc>Sheet1.B26:Sheet1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93.3">
                <text:p>193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45.1">
                <text:p>545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448.8">
                <text:p>1448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995.8">
                <text:p>3995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076">
                <text:p>100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0580.6">
                <text:p>70580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6562.5">
                <text:p>106562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59547">
                <text:p>5595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32155.5">
                <text:p>732155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019899.9">
                <text:p>9019899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scientific-number number:decimal-places="0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 chart:regression-type="exponential"/>
    </style:style>
    <style:style style:name="ch4" style:family="chart" style:data-style-name="N0">
      <style:chart-properties chart:display-label="true" chart:logarithmic="false" chart:minimum="1" chart:maximum="4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2">
      <style:chart-properties chart:display-label="true" chart:logarithmic="true" chart:minimum="1" chart:maximum="1000000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symbol-type="named-symbol" chart:symbol-name="square" chart:symbol-width="0.25cm" chart:symbol-height="0.25cm" chart:regression-type="exponential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5cm" svg:height="8.996cm" xlink:href=".." xlink:type="simple" chart:class="chart:scatter" chart:style-name="ch1">
        <chart:title svg:x="2.89cm" svg:y="0.314cm" chart:style-name="ch2">
          <text:p>AStar for TSP - Expanded Nodes vs Problem Size
</text:p>
        </chart:title>
        <chart:plot-area chart:style-name="ch3" table:cell-range-address="Sheet1.A2:Sheet1.B17" svg:x="1.313cm" svg:y="2.186cm" svg:width="14.034cm" svg:height="5.667cm">
          <chartooo:coordinate-region svg:x="2.587cm" svg:y="2.381cm" svg:width="12.76cm" svg:height="4.833cm"/>
          <chart:axis chart:dimension="x" chart:name="primary-x" chart:style-name="ch4">
            <chart:title svg:x="7.091cm" svg:y="8.033cm" chart:style-name="ch5">
              <text:p>Number of Cities</text:p>
            </chart:title>
          </chart:axis>
          <chart:axis chart:dimension="y" chart:name="primary-y" chart:style-name="ch6">
            <chart:title svg:x="0.451cm" svg:y="7.114cm" chart:style-name="ch7">
              <text:p>Number of Nodes Generated</text:p>
            </chart:title>
            <chart:grid chart:style-name="ch8" chart:class="major"/>
          </chart:axis>
          <chart:series chart:style-name="ch9" chart:values-cell-range-address="Sheet1.B2:Sheet1.B17" chart:class="chart:scatter">
            <chart:domain table:cell-range-address="Sheet1.A2:Sheet1.A17"/>
            <chart:regression-curve chart:style-name="ch10">
              <chart:equation chart:display-r-square="true"/>
            </chart:regression-curve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7</svg:desc>
                </draw:g>
              </table:table-cell>
              <table:table-cell office:value-type="float" office:value="0">
                <text:p>0</text:p>
                <draw:g>
                  <svg:desc>Sheet1.B2:Sheet1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2.1">
                <text:p>122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34.1">
                <text:p>734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45.9">
                <text:p>245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43.3">
                <text:p>443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54.8">
                <text:p>654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541.9">
                <text:p>2541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scientific-number number:decimal-places="0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 chart:regression-type="exponential"/>
    </style:style>
    <style:style style:name="ch4" style:family="chart" style:data-style-name="N0">
      <style:chart-properties chart:display-label="true" chart:logarithmic="false" chart:minimum="1" chart:maximum="4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2">
      <style:chart-properties chart:display-label="true" chart:logarithmic="true" chart:minimum="1" chart:maximum="1000000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symbol-type="named-symbol" chart:symbol-name="square" chart:symbol-width="0.25cm" chart:symbol-height="0.25cm" chart:regression-type="exponential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5cm" svg:height="8.996cm" xlink:href=".." xlink:type="simple" chart:class="chart:scatter" chart:style-name="ch1">
        <chart:title svg:x="3.764cm" svg:y="0.314cm" chart:style-name="ch2">
          <text:p>AStar for TSP - Runtime vs Problem Size
</text:p>
        </chart:title>
        <chart:plot-area chart:style-name="ch3" table:cell-range-address="Sheet1.A2:Sheet1.A17 Sheet1.C2:Sheet1.C17" svg:x="1.313cm" svg:y="2.186cm" svg:width="14.034cm" svg:height="5.667cm">
          <chartooo:coordinate-region svg:x="2.587cm" svg:y="2.381cm" svg:width="12.76cm" svg:height="4.833cm"/>
          <chart:axis chart:dimension="x" chart:name="primary-x" chart:style-name="ch4">
            <chart:title svg:x="6.941cm" svg:y="8.033cm" chart:style-name="ch5">
              <text:p>Runtime (seconds)</text:p>
            </chart:title>
          </chart:axis>
          <chart:axis chart:dimension="y" chart:name="primary-y" chart:style-name="ch6">
            <chart:title svg:x="0.451cm" svg:y="7.114cm" chart:style-name="ch7">
              <text:p>Number of Nodes Generated</text:p>
            </chart:title>
            <chart:grid chart:style-name="ch8" chart:class="major"/>
          </chart:axis>
          <chart:series chart:style-name="ch9" chart:values-cell-range-address="Sheet1.C2:Sheet1.C17" chart:class="chart:scatter">
            <chart:domain table:cell-range-address="Sheet1.A2:Sheet1.A17"/>
            <chart:regression-curve chart:style-name="ch10">
              <chart:equation chart:display-r-square="true"/>
            </chart:regression-curve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7</svg:desc>
                </draw:g>
              </table:table-cell>
              <table:table-cell office:value-type="float" office:value="0">
                <text:p>0</text:p>
                <draw:g>
                  <svg:desc>Sheet1.C2:Sheet1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63">
                <text:p>0.7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268">
                <text:p>1.2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237">
                <text:p>5.2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900" chart:maximum="1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47cm" svg:height="10.021cm" xlink:href=".." xlink:type="simple" chart:class="chart:scatter" chart:style-name="ch1">
        <chart:title svg:x="4.17cm" svg:y="0.336cm" chart:style-name="ch2">
          <text:p>Simulated Annealing for TSP - Best Cost Found vs Number of Iterations</text:p>
        </chart:title>
        <chart:legend chart:legend-position="end" svg:x="17.711cm" svg:y="4.225cm" style:legend-expansion="high" chart:style-name="ch3"/>
        <chart:plot-area chart:style-name="ch4" table:cell-range-address="Sheet1.A56:Sheet1.A73 Sheet1.B57:Sheet1.B73 Sheet1.E56:Sheet1.E56 Sheet1.F57:Sheet1.F65 Sheet1.I56:Sheet1.I56 Sheet1.J57:Sheet1.J67" chart:data-source-has-labels="row" svg:x="1.297cm" svg:y="1.784cm" svg:width="16.871cm" svg:height="7.55cm">
          <chartooo:coordinate-region svg:x="2.324cm" svg:y="1.979cm" svg:width="15.26cm" svg:height="6.716cm"/>
          <chart:axis chart:dimension="x" chart:name="primary-x" chart:style-name="ch5">
            <chart:title svg:x="9.101cm" svg:y="9.478cm" chart:style-name="ch6">
              <text:p>Iteration</text:p>
            </chart:title>
          </chart:axis>
          <chart:axis chart:dimension="y" chart:name="primary-y" chart:style-name="ch7">
            <chart:title svg:x="0.298cm" svg:y="6.798cm" chart:style-name="ch8">
              <text:p>Best Cost Found</text:p>
            </chart:title>
            <chart:grid chart:style-name="ch9" chart:class="major"/>
          </chart:axis>
          <chart:series chart:style-name="ch10" chart:values-cell-range-address="Sheet1.B57:Sheet1.B73" chart:label-cell-address="Sheet1.A56:Sheet1.A56" chart:class="chart:scatter">
            <chart:domain table:cell-range-address="Sheet1.A57:Sheet1.A73"/>
            <chart:data-point chart:repeated="17"/>
          </chart:series>
          <chart:series chart:style-name="ch11" chart:values-cell-range-address="Sheet1.F57:Sheet1.F65" chart:label-cell-address="Sheet1.E56:Sheet1.E56" chart:class="chart:scatter">
            <chart:domain table:cell-range-address="Sheet1.E57:Sheet1.E65"/>
            <chart:data-point chart:repeated="9"/>
          </chart:series>
          <chart:series chart:style-name="ch12" chart:values-cell-range-address="Sheet1.J57:Sheet1.J67" chart:label-cell-address="Sheet1.I56:Sheet1.I56" chart:class="chart:scatter">
            <chart:domain table:cell-range-address="Sheet1.I57:Sheet1.I67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near Cooling Schedule</text:p>
                <draw:g>
                  <svg:desc>Sheet1.A56:Sheet1.A56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Log Cooling Schedule</text:p>
                <draw:g>
                  <svg:desc>Sheet1.E56:Sheet1.E56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Wavy Cooling Schedule</text:p>
                <draw:g>
                  <svg:desc>Sheet1.I56:Sheet1.I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1">
                <text:p>221</text:p>
                <draw:g>
                  <svg:desc>Sheet1.A57:Sheet1.A73</svg:desc>
                </draw:g>
              </table:table-cell>
              <table:table-cell office:value-type="float" office:value="1190.1055970979">
                <text:p>1190.1055970979</text:p>
                <draw:g>
                  <svg:desc>Sheet1.B57:Sheet1.B73</svg:desc>
                </draw:g>
              </table:table-cell>
              <table:table-cell office:value-type="float" office:value="9">
                <text:p>9</text:p>
                <draw:g>
                  <svg:desc>Sheet1.E57:Sheet1.E65</svg:desc>
                </draw:g>
              </table:table-cell>
              <table:table-cell office:value-type="float" office:value="1153.98611757118">
                <text:p>1153.98611757118</text:p>
                <draw:g>
                  <svg:desc>Sheet1.F57:Sheet1.F65</svg:desc>
                </draw:g>
              </table:table-cell>
              <table:table-cell office:value-type="float" office:value="905">
                <text:p>905</text:p>
                <draw:g>
                  <svg:desc>Sheet1.I57:Sheet1.I67</svg:desc>
                </draw:g>
              </table:table-cell>
              <table:table-cell office:value-type="float" office:value="1210.2371335609">
                <text:p>1210.2371335609</text:p>
                <draw:g>
                  <svg:desc>Sheet1.J57:Sheet1.J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2">
                <text:p>552</text:p>
              </table:table-cell>
              <table:table-cell office:value-type="float" office:value="1167.1044644262">
                <text:p>1167.1044644262</text:p>
              </table:table-cell>
              <table:table-cell office:value-type="float" office:value="897">
                <text:p>897</text:p>
              </table:table-cell>
              <table:table-cell office:value-type="float" office:value="1153.85839141403">
                <text:p>1153.85839141403</text:p>
              </table:table-cell>
              <table:table-cell office:value-type="float" office:value="907">
                <text:p>907</text:p>
              </table:table-cell>
              <table:table-cell office:value-type="float" office:value="1188.82422154893">
                <text:p>1188.824221548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3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901">
                <text:p>901</text:p>
              </table:table-cell>
              <table:table-cell office:value-type="float" office:value="1131.23012893652">
                <text:p>1131.23012893652</text:p>
              </table:table-cell>
              <table:table-cell office:value-type="float" office:value="908">
                <text:p>908</text:p>
              </table:table-cell>
              <table:table-cell office:value-type="float" office:value="1173.70090499228">
                <text:p>1173.700904992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2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1544">
                <text:p>1544</text:p>
              </table:table-cell>
              <table:table-cell office:value-type="float" office:value="1098.49809266654">
                <text:p>1098.49809266654</text:p>
              </table:table-cell>
              <table:table-cell office:value-type="float" office:value="1574">
                <text:p>1574</text:p>
              </table:table-cell>
              <table:table-cell office:value-type="float" office:value="1168.53001779338">
                <text:p>1168.530017793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5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2371">
                <text:p>2371</text:p>
              </table:table-cell>
              <table:table-cell office:value-type="float" office:value="1082.76055469847">
                <text:p>1082.76055469847</text:p>
              </table:table-cell>
              <table:table-cell office:value-type="float" office:value="1992">
                <text:p>1992</text:p>
              </table:table-cell>
              <table:table-cell office:value-type="float" office:value="1166.1315196957">
                <text:p>1166.13151969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6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4350">
                <text:p>4350</text:p>
              </table:table-cell>
              <table:table-cell office:value-type="float" office:value="1075.32078642669">
                <text:p>1075.32078642669</text:p>
              </table:table-cell>
              <table:table-cell office:value-type="float" office:value="5222">
                <text:p>5222</text:p>
              </table:table-cell>
              <table:table-cell office:value-type="float" office:value="1126.90840929448">
                <text:p>1126.908409294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36">
                <text:p>20236</text:p>
              </table:table-cell>
              <table:table-cell office:value-type="float" office:value="NaN">
                <text:p>NaN</text:p>
              </table:table-cell>
              <table:table-cell office:value-type="float" office:value="4354">
                <text:p>4354</text:p>
              </table:table-cell>
              <table:table-cell office:value-type="float" office:value="1030.18784622042">
                <text:p>1030.18784622042</text:p>
              </table:table-cell>
              <table:table-cell office:value-type="float" office:value="9440">
                <text:p>9440</text:p>
              </table:table-cell>
              <table:table-cell office:value-type="float" office:value="1112.23772693373">
                <text:p>1112.237726933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201">
                <text:p>27201</text:p>
              </table:table-cell>
              <table:table-cell office:value-type="float" office:value="1072.1812427071">
                <text:p>1072.1812427071</text:p>
              </table:table-cell>
              <table:table-cell office:value-type="float" office:value="5181">
                <text:p>5181</text:p>
              </table:table-cell>
              <table:table-cell office:value-type="float" office:value="987.996853684164">
                <text:p>987.996853684164</text:p>
              </table:table-cell>
              <table:table-cell office:value-type="float" office:value="9441">
                <text:p>9441</text:p>
              </table:table-cell>
              <table:table-cell office:value-type="float" office:value="1078.85435577563">
                <text:p>1078.85435577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977">
                <text:p>56977</text:p>
              </table:table-cell>
              <table:table-cell office:value-type="float" office:value="NaN">
                <text:p>NaN</text:p>
              </table:table-cell>
              <table:table-cell office:value-type="float" office:value="5185">
                <text:p>5185</text:p>
              </table:table-cell>
              <table:table-cell office:value-type="float" office:value="986.696152475052">
                <text:p>986.696152475052</text:p>
              </table:table-cell>
              <table:table-cell office:value-type="float" office:value="22444">
                <text:p>22444</text:p>
              </table:table-cell>
              <table:table-cell office:value-type="float" office:value="1063.91651558299">
                <text:p>1063.916515582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978">
                <text:p>56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38">
                <text:p>40738</text:p>
              </table:table-cell>
              <table:table-cell office:value-type="float" office:value="997.293659936173">
                <text:p>997.2936599361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614">
                <text:p>65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8544">
                <text:p>448544</text:p>
              </table:table-cell>
              <table:table-cell office:value-type="float" office:value="984.919859666988">
                <text:p>984.9198596669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615">
                <text:p>65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3146">
                <text:p>93146</text:p>
              </table:table-cell>
              <table:table-cell office:value-type="float" office:value="1047.240511587">
                <text:p>1047.24051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3832">
                <text:p>113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8298">
                <text:p>118298</text:p>
              </table:table-cell>
              <table:table-cell office:value-type="float" office:value="1028.83082954">
                <text:p>1028.83082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8290">
                <text:p>148290</text:p>
              </table:table-cell>
              <table:table-cell office:value-type="float" office:value="1021.1281776426">
                <text:p>1021.128177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4903">
                <text:p>154903</text:p>
              </table:table-cell>
              <table:table-cell office:value-type="float" office:value="974.1026765883">
                <text:p>974.1026765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